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ymbola" svg:font-family="Symbol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Table_20_Contents">
      <style:text-properties officeooo:rsid="0012d696" officeooo:paragraph-rsid="0012d696"/>
    </style:style>
    <style:style style:name="P4" style:family="paragraph" style:parent-style-name="Table_20_Contents">
      <style:text-properties officeooo:rsid="001488c3" officeooo:paragraph-rsid="001488c3"/>
    </style:style>
    <style:style style:name="P5" style:family="paragraph" style:parent-style-name="Table_20_Contents">
      <style:text-properties officeooo:paragraph-rsid="001488c3"/>
    </style:style>
    <style:style style:name="P6" style:family="paragraph" style:parent-style-name="Table_20_Contents">
      <style:text-properties officeooo:rsid="0017bb9c" officeooo:paragraph-rsid="0017bb9c"/>
    </style:style>
    <style:style style:name="P7" style:family="paragraph" style:parent-style-name="Table_20_Contents">
      <style:text-properties officeooo:rsid="001bd12c" officeooo:paragraph-rsid="001bd12c"/>
    </style:style>
    <style:style style:name="P8" style:family="paragraph" style:parent-style-name="Standard">
      <style:text-properties officeooo:rsid="001bd12c" officeooo:paragraph-rsid="001bd12c"/>
    </style:style>
    <style:style style:name="P9" style:family="paragraph" style:parent-style-name="Standard">
      <style:text-properties officeooo:rsid="001dbf81" officeooo:paragraph-rsid="001dbf81"/>
    </style:style>
    <style:style style:name="P10" style:family="paragraph" style:parent-style-name="Table_20_Contents">
      <style:text-properties officeooo:rsid="001dbf81" officeooo:paragraph-rsid="001dbf81"/>
    </style:style>
    <style:style style:name="P11" style:family="paragraph" style:parent-style-name="Table_20_Contents">
      <style:text-properties officeooo:paragraph-rsid="001e39a8"/>
    </style:style>
    <style:style style:name="T1" style:family="text">
      <style:text-properties officeooo:rsid="001488c3"/>
    </style:style>
    <style:style style:name="T2" style:family="text">
      <style:text-properties officeooo:rsid="001800b7"/>
    </style:style>
    <style:style style:name="T3" style:family="text">
      <style:text-properties style:font-name="Bitstream Vera Serif"/>
    </style:style>
    <style:style style:name="T4" style:family="text">
      <style:text-properties officeooo:rsid="001dbf81"/>
    </style:style>
    <style:style style:name="T5" style:family="text">
      <style:text-properties fo:font-weight="bold"/>
    </style:style>
    <style:style style:name="T6" style:family="text">
      <style:text-properties officeooo:rsid="001e3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pository</text:p>
          </table:table-cell>
          <table:table-cell table:style-name="Tabelle1.B1" office:value-type="string">
            <text:p text:style-name="P5"><text:span text:style-name="T1">Ordner/</text:span>Verzeichnis<text:span text:style-name="T2">s</text:span>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Cd</text:p>
          </table:table-cell>
          <table:table-cell table:style-name="Tabelle2.B1" office:value-type="string">
            <text:p text:style-name="P3">Wechsel des Arbeitesverzeichniss</text:p>
          </table:table-cell>
        </table:table-row>
        <table:table-row>
          <table:table-cell table:style-name="Tabelle2.A2" office:value-type="string">
            <text:p text:style-name="P7"><text:span text:style-name="T4">g</text:span>it pull</text:p>
          </table:table-cell>
          <table:table-cell table:style-name="Tabelle2.B2" office:value-type="string">
            <text:p text:style-name="P7">Verzeichnis aktualisieren</text:p>
          </table:table-cell>
        </table:table-row>
        <table:table-row>
          <table:table-cell table:style-name="Tabelle2.A2" office:value-type="string">
            <text:p text:style-name="P10">git add</text:p>
          </table:table-cell>
          <table:table-cell table:style-name="Tabelle2.B2" office:value-type="string">
            <text:p text:style-name="Table_20_Contents">zum <text:span text:style-name="T5">Index</text:span> hinzufügen</text:p>
          </table:table-cell>
        </table:table-row>
        <table:table-row>
          <table:table-cell table:style-name="Tabelle2.A2" office:value-type="string">
            <text:p text:style-name="P10">git commit -m "<text:span text:style-name="T6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>
          <table:table-cell table:style-name="Tabelle2.A2" office:value-type="string">
            <text:p text:style-name="P10">git push</text:p>
          </table:table-cell>
          <table:table-cell table:style-name="Tabelle2.B2" office:value-type="string">
            <text:p text:style-name="P11"><text:span text:style-name="Source_20_Text"><text:span text:style-name="T6">Änderung hochladen</text:span></text:span></text:p>
          </table:table-cell>
        </table:table-row>
      </table:table>
      <text:p text:style-name="P1"/>
      <text:p text:style-name="P2">Reihenfolge:</text:p>
      <text:p text:style-name="P2">1. <text:span text:style-name="T4">I</text:span>n der Konsole das Verzeichnis ansteuern von „git“ <text:span text:style-name="T4">wechseln den</text:span> man bearbeiten möchte</text:p>
      <text:p text:style-name="P2">z.B. </text:p>
      <text:p text:style-name="P2">„ <text:span text:style-name="T3">privat@privat:~$ cd tf/distance-us-v2-bricklet/</text:span></text:p>
      <text:p text:style-name="P2"><text:span text:style-name="T3"><text:s text:c="3"/>privat@privat:~/tf/distance-us-v2-bricklet$</text:span> „</text:p>
      <text:p text:style-name="P9">2. Den aktuellen stand Herunterlade mit dem Befehl „git pull“</text:p>
      <text:p text:style-name="P9">z.B</text:p>
      <text:p text:style-name="P9">„omar@omar-P6640:~/tf/distance-us-v2-bricklet$ git pull“</text:p>
      <text:p text:style-name="P9">3. Datei <text:span text:style-name="T6">Zum <text:s/>Index hinzufügen</text:span> „git add dateiname“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ymbola" svg:font-family="Symbol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48:35.818178339</dc:date>
    <meta:editing-duration>PT15M29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1" meta:paragraph-count="23" meta:word-count="72" meta:character-count="596" meta:non-whitespace-character-count="541"/>
  </office:meta>
</office:document-meta>
</file>